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1.2457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898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1874in"/>
    </style:style>
    <style:style style:name="co7" style:family="table-column">
      <style:table-column-properties fo:break-before="auto" style:column-width="1.4339in"/>
    </style:style>
    <style:style style:name="co8" style:family="table-column">
      <style:table-column-properties fo:break-before="auto" style:column-width="1.231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ElapTime(days)</text:p>
          </table:table-cell>
          <table:table-cell office:value-type="string">
            <text:p>Theta(deg)</text:p>
          </table:table-cell>
          <table:table-cell office:value-type="string">
            <text:p>Theta(mod360)(deg)</text:p>
          </table:table-cell>
          <table:table-cell office:value-type="string">
            <text:p>r(AU)</text:p>
          </table:table-cell>
          <table:table-cell office:value-type="string">
            <text:p>w(deg/day)</text:p>
          </table:table-cell>
          <table:table-cell office:value-type="string">
            <text:p>v(m/s)</text:p>
          </table:table-cell>
          <table:table-cell office:value-type="string">
            <text:p>vr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.46668776">
            <text:p>0.46668776</text:p>
          </table:table-cell>
          <table:table-cell office:value-type="float" office:value="2.75520836189036">
            <text:p>2.7552083619</text:p>
          </table:table-cell>
          <table:table-cell office:value-type="float" office:value="38857.6092839057">
            <text:p>38857.6092839057</text:p>
          </table:table-cell>
          <table:table-cell office:value-type="float" office:value="18.1343706356612">
            <text:p>18.13437063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99863636363636">
            <text:p>3.9986363636</text:p>
          </table:table-cell>
          <table:table-cell office:value-type="float" office:value="191.01707634525">
            <text:p>191.0170763453</text:p>
          </table:table-cell>
          <table:table-cell office:value-type="float" office:value="191">
            <text:p>191</text:p>
          </table:table-cell>
          <table:table-cell office:value-type="float" office:value="0.464472306501959">
            <text:p>0.4644723065</text:p>
          </table:table-cell>
          <table:table-cell office:value-type="float" office:value="2.78492268118103">
            <text:p>2.7849226812</text:p>
          </table:table-cell>
          <table:table-cell office:value-type="float" office:value="39090.2263999951">
            <text:p>39090.2263999951</text:p>
          </table:table-cell>
          <table:table-cell office:value-type="float" office:value="18.1563276176895">
            <text:p>18.15632761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99727272727273">
            <text:p>7.9972727273</text:p>
          </table:table-cell>
          <table:table-cell office:value-type="float" office:value="202.152969448136">
            <text:p>202.1529694481</text:p>
          </table:table-cell>
          <table:table-cell office:value-type="float" office:value="202">
            <text:p>202</text:p>
          </table:table-cell>
          <table:table-cell office:value-type="float" office:value="0.457938672263549">
            <text:p>0.4579386723</text:p>
          </table:table-cell>
          <table:table-cell office:value-type="float" office:value="2.87458347322212">
            <text:p>2.8745834732</text:p>
          </table:table-cell>
          <table:table-cell office:value-type="float" office:value="39781.1619084817">
            <text:p>39781.1619084817</text:p>
          </table:table-cell>
          <table:table-cell office:value-type="float" office:value="18.2173324654713">
            <text:p>18.21733246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.9959090909091">
            <text:p>11.9959090909</text:p>
          </table:table-cell>
          <table:table-cell office:value-type="float" office:value="213.64738345447">
            <text:p>213.6473834545</text:p>
          </table:table-cell>
          <table:table-cell office:value-type="float" office:value="213">
            <text:p>213</text:p>
          </table:table-cell>
          <table:table-cell office:value-type="float" office:value="0.447292935081848">
            <text:p>0.4472929351</text:p>
          </table:table-cell>
          <table:table-cell office:value-type="float" office:value="3.02751954573004">
            <text:p>3.0275195457</text:p>
          </table:table-cell>
          <table:table-cell office:value-type="float" office:value="40923.6359780695">
            <text:p>40923.6359780695</text:p>
          </table:table-cell>
          <table:table-cell office:value-type="float" office:value="18.3048532508518">
            <text:p>18.304853250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.9945454545455">
            <text:p>15.9945454545</text:p>
          </table:table-cell>
          <table:table-cell office:value-type="float" office:value="225.753333201646">
            <text:p>225.7533332016</text:p>
          </table:table-cell>
          <table:table-cell office:value-type="float" office:value="225">
            <text:p>225</text:p>
          </table:table-cell>
          <table:table-cell office:value-type="float" office:value="0.432829200378832">
            <text:p>0.4328292004</text:p>
          </table:table-cell>
          <table:table-cell office:value-type="float" office:value="3.25013362354968">
            <text:p>3.2501336235</text:p>
          </table:table-cell>
          <table:table-cell office:value-type="float" office:value="42512.1419856869">
            <text:p>42512.1419856869</text:p>
          </table:table-cell>
          <table:table-cell office:value-type="float" office:value="18.4004964220562">
            <text:p>18.40049642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.9931818181818">
            <text:p>19.9931818182</text:p>
          </table:table-cell>
          <table:table-cell office:value-type="float" office:value="238.749435695449">
            <text:p>238.7494356954</text:p>
          </table:table-cell>
          <table:table-cell office:value-type="float" office:value="238">
            <text:p>238</text:p>
          </table:table-cell>
          <table:table-cell office:value-type="float" office:value="0.415001437808324">
            <text:p>0.4150014378</text:p>
          </table:table-cell>
          <table:table-cell office:value-type="float" office:value="3.55104154342952">
            <text:p>3.5510415434</text:p>
          </table:table-cell>
          <table:table-cell office:value-type="float" office:value="44534.9093981019">
            <text:p>44534.9093981019</text:p>
          </table:table-cell>
          <table:table-cell office:value-type="float" office:value="18.4820514328757">
            <text:p>18.482051432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.9918181818182">
            <text:p>23.9918181818</text:p>
          </table:table-cell>
          <table:table-cell office:value-type="float" office:value="252.94875953979">
            <text:p>252.9487595398</text:p>
          </table:table-cell>
          <table:table-cell office:value-type="float" office:value="252">
            <text:p>252</text:p>
          </table:table-cell>
          <table:table-cell office:value-type="float" office:value="0.394521442459696">
            <text:p>0.3945214425</text:p>
          </table:table-cell>
          <table:table-cell office:value-type="float" office:value="3.93880950550611">
            <text:p>3.9388095055</text:p>
          </table:table-cell>
          <table:table-cell office:value-type="float" office:value="46960.2941197207">
            <text:p>46960.2941197207</text:p>
          </table:table-cell>
          <table:table-cell office:value-type="float" office:value="18.5268429744438">
            <text:p>18.526842974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.9904545454545">
            <text:p>27.9904545455</text:p>
          </table:table-cell>
          <table:table-cell office:value-type="float" office:value="268.698626457943">
            <text:p>268.6986264579</text:p>
          </table:table-cell>
          <table:table-cell office:value-type="float" office:value="268">
            <text:p>268</text:p>
          </table:table-cell>
          <table:table-cell office:value-type="float" office:value="0.372476012173403">
            <text:p>0.3724760122</text:p>
          </table:table-cell>
          <table:table-cell office:value-type="float" office:value="4.41651062403967">
            <text:p>4.416510624</text:p>
          </table:table-cell>
          <table:table-cell office:value-type="float" office:value="49713.3245277115">
            <text:p>49713.3245277115</text:p>
          </table:table-cell>
          <table:table-cell office:value-type="float" office:value="18.5170208719642">
            <text:p>18.51702087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.9890909090909">
            <text:p>31.9890909091</text:p>
          </table:table-cell>
          <table:table-cell office:value-type="float" office:value="286.358646439614">
            <text:p>286.3586464396</text:p>
          </table:table-cell>
          <table:table-cell office:value-type="float" office:value="286">
            <text:p>286</text:p>
          </table:table-cell>
          <table:table-cell office:value-type="float" office:value="0.350443607043567">
            <text:p>0.350443607</text:p>
          </table:table-cell>
          <table:table-cell office:value-type="float" office:value="4.97042791020502">
            <text:p>4.9704279102</text:p>
          </table:table-cell>
          <table:table-cell office:value-type="float" office:value="52638.940543904">
            <text:p>52638.940543904</text:p>
          </table:table-cell>
          <table:table-cell office:value-type="float" office:value="18.4469801951576">
            <text:p>18.446980195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.9877272727273">
            <text:p>35.9877272727</text:p>
          </table:table-cell>
          <table:table-cell office:value-type="float" office:value="306.233580224193">
            <text:p>306.2335802242</text:p>
          </table:table-cell>
          <table:table-cell office:value-type="float" office:value="306">
            <text:p>306</text:p>
          </table:table-cell>
          <table:table-cell office:value-type="float" office:value="0.330564642888324">
            <text:p>0.3305646429</text:p>
          </table:table-cell>
          <table:table-cell office:value-type="float" office:value="5.55125703544359">
            <text:p>5.5512570354</text:p>
          </table:table-cell>
          <table:table-cell office:value-type="float" office:value="55455.2867016848">
            <text:p>55455.2867016848</text:p>
          </table:table-cell>
          <table:table-cell office:value-type="float" office:value="18.3315570448121">
            <text:p>18.331557044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9.9863636363636">
            <text:p>39.9863636364</text:p>
          </table:table-cell>
          <table:table-cell office:value-type="float" office:value="328.43103847001">
            <text:p>328.43103847</text:p>
          </table:table-cell>
          <table:table-cell office:value-type="float" office:value="328">
            <text:p>328</text:p>
          </table:table-cell>
          <table:table-cell office:value-type="float" office:value="0.315474089920139">
            <text:p>0.3154740899</text:p>
          </table:table-cell>
          <table:table-cell office:value-type="float" office:value="6.05471843228744">
            <text:p>6.0547184323</text:p>
          </table:table-cell>
          <table:table-cell office:value-type="float" office:value="57723.5279405647">
            <text:p>57723.5279405647</text:p>
          </table:table-cell>
          <table:table-cell office:value-type="float" office:value="18.2102774440294">
            <text:p>18.21027744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3.985">
            <text:p>43.985</text:p>
          </table:table-cell>
          <table:table-cell office:value-type="float" office:value="352.641655764934">
            <text:p>352.6416557649</text:p>
          </table:table-cell>
          <table:table-cell office:value-type="float" office:value="352">
            <text:p>352</text:p>
          </table:table-cell>
          <table:table-cell office:value-type="float" office:value="0.307944734501416">
            <text:p>0.3079447345</text:p>
          </table:table-cell>
          <table:table-cell office:value-type="float" office:value="6.32944399205028">
            <text:p>6.3294439921</text:p>
          </table:table-cell>
          <table:table-cell office:value-type="float" office:value="58902.4775514876">
            <text:p>58902.4775514876</text:p>
          </table:table-cell>
          <table:table-cell office:value-type="float" office:value="18.1387078110685">
            <text:p>18.13870781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7.9836363636364">
            <text:p>47.9836363636</text:p>
          </table:table-cell>
          <table:table-cell office:value-type="float" office:value="377.950800673146">
            <text:p>377.9508006731</text:p>
          </table:table-cell>
          <table:table-cell office:value-type="float" office:value="17">
            <text:p>17</text:p>
          </table:table-cell>
          <table:table-cell office:value-type="float" office:value="0.310086424513584">
            <text:p>0.3100864245</text:p>
          </table:table-cell>
          <table:table-cell office:value-type="float" office:value="6.24958049594417">
            <text:p>6.2495804959</text:p>
          </table:table-cell>
          <table:table-cell office:value-type="float" office:value="58563.7446371151">
            <text:p>58563.7446371151</text:p>
          </table:table-cell>
          <table:table-cell office:value-type="float" office:value="18.1598221806496">
            <text:p>18.15982218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1.9822727272727">
            <text:p>51.9822727273</text:p>
          </table:table-cell>
          <table:table-cell office:value-type="float" office:value="402.940600501701">
            <text:p>402.9406005017</text:p>
          </table:table-cell>
          <table:table-cell office:value-type="float" office:value="42">
            <text:p>42</text:p>
          </table:table-cell>
          <table:table-cell office:value-type="float" office:value="0.322236433022776">
            <text:p>0.322236433</text:p>
          </table:table-cell>
          <table:table-cell office:value-type="float" office:value="5.821737399525">
            <text:p>5.8217373995</text:p>
          </table:table-cell>
          <table:table-cell office:value-type="float" office:value="56692.0905363364">
            <text:p>56692.0905363364</text:p>
          </table:table-cell>
          <table:table-cell office:value-type="float" office:value="18.2682570350333">
            <text:p>18.26825703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.9809090909091">
            <text:p>55.9809090909</text:p>
          </table:table-cell>
          <table:table-cell office:value-type="float" office:value="426.219611366983">
            <text:p>426.219611367</text:p>
          </table:table-cell>
          <table:table-cell office:value-type="float" office:value="66">
            <text:p>66</text:p>
          </table:table-cell>
          <table:table-cell office:value-type="float" office:value="0.342354057947511">
            <text:p>0.3423540579</text:p>
          </table:table-cell>
          <table:table-cell office:value-type="float" office:value="5.19653745546573">
            <text:p>5.1965374555</text:p>
          </table:table-cell>
          <table:table-cell office:value-type="float" office:value="53763.1567202389">
            <text:p>53763.1567202389</text:p>
          </table:table-cell>
          <table:table-cell office:value-type="float" office:value="18.4060348712418">
            <text:p>18.40603487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9.9795454545455">
            <text:p>59.9795454545</text:p>
          </table:table-cell>
          <table:table-cell office:value-type="float" office:value="446.998675001407">
            <text:p>446.9986750014</text:p>
          </table:table-cell>
          <table:table-cell office:value-type="float" office:value="86">
            <text:p>86</text:p>
          </table:table-cell>
          <table:table-cell office:value-type="float" office:value="0.36678827318858">
            <text:p>0.3667882732</text:p>
          </table:table-cell>
          <table:table-cell office:value-type="float" office:value="4.55152004693146">
            <text:p>4.5515200469</text:p>
          </table:table-cell>
          <table:table-cell office:value-type="float" office:value="50450.6911997208">
            <text:p>50450.6911997208</text:p>
          </table:table-cell>
          <table:table-cell office:value-type="float" office:value="18.5047219063159">
            <text:p>18.504721906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3.9781818181818">
            <text:p>63.9781818182</text:p>
          </table:table-cell>
          <table:table-cell office:value-type="float" office:value="465.198548570887">
            <text:p>465.1985485709</text:p>
          </table:table-cell>
          <table:table-cell office:value-type="float" office:value="105">
            <text:p>105</text:p>
          </table:table-cell>
          <table:table-cell office:value-type="float" office:value="0.391858339969714">
            <text:p>0.39185834</text:p>
          </table:table-cell>
          <table:table-cell office:value-type="float" office:value="3.99296064307884">
            <text:p>3.9929606431</text:p>
          </table:table-cell>
          <table:table-cell office:value-type="float" office:value="47284.5589571306">
            <text:p>47284.5589571306</text:p>
          </table:table-cell>
          <table:table-cell office:value-type="float" office:value="18.5288487791413">
            <text:p>18.528848779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7.9768181818182">
            <text:p>67.9768181818</text:p>
          </table:table-cell>
          <table:table-cell office:value-type="float" office:value="481.164946196871">
            <text:p>481.1649461969</text:p>
          </table:table-cell>
          <table:table-cell office:value-type="float" office:value="121">
            <text:p>121</text:p>
          </table:table-cell>
          <table:table-cell office:value-type="float" office:value="0.414879401971093">
            <text:p>0.414879402</text:p>
          </table:table-cell>
          <table:table-cell office:value-type="float" office:value="3.55321189373563">
            <text:p>3.5532118937</text:p>
          </table:table-cell>
          <table:table-cell office:value-type="float" office:value="44549.0245594847">
            <text:p>44549.0245594847</text:p>
          </table:table-cell>
          <table:table-cell office:value-type="float" office:value="18.4824726676346">
            <text:p>18.482472667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1.9754545454546">
            <text:p>71.9754545455</text:p>
          </table:table-cell>
          <table:table-cell office:value-type="float" office:value="495.372948482868">
            <text:p>495.3729484829</text:p>
          </table:table-cell>
          <table:table-cell office:value-type="float" office:value="135">
            <text:p>135</text:p>
          </table:table-cell>
          <table:table-cell office:value-type="float" office:value="0.43428293803834">
            <text:p>0.434282938</text:p>
          </table:table-cell>
          <table:table-cell office:value-type="float" office:value="3.22693480744435">
            <text:p>3.2269348074</text:p>
          </table:table-cell>
          <table:table-cell office:value-type="float" office:value="42350.4644503156">
            <text:p>42350.4644503156</text:p>
          </table:table-cell>
          <table:table-cell office:value-type="float" office:value="18.3920841287713">
            <text:p>18.392084128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5.9740909090909">
            <text:p>75.9740909091</text:p>
          </table:table-cell>
          <table:table-cell office:value-type="float" office:value="508.276287346998">
            <text:p>508.276287347</text:p>
          </table:table-cell>
          <table:table-cell office:value-type="float" office:value="148">
            <text:p>148</text:p>
          </table:table-cell>
          <table:table-cell office:value-type="float" office:value="0.449313641142722">
            <text:p>0.4493136411</text:p>
          </table:table-cell>
          <table:table-cell office:value-type="float" office:value="2.9978106134561">
            <text:p>2.9978106135</text:p>
          </table:table-cell>
          <table:table-cell office:value-type="float" office:value="40705.1177548699">
            <text:p>40705.1177548699</text:p>
          </table:table-cell>
          <table:table-cell office:value-type="float" office:value="18.2893646715839">
            <text:p>18.289364671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9.9727272727273">
            <text:p>79.9727272727</text:p>
          </table:table-cell>
          <table:table-cell office:value-type="float" office:value="520.263441877259">
            <text:p>520.2634418773</text:p>
          </table:table-cell>
          <table:table-cell office:value-type="float" office:value="160">
            <text:p>160</text:p>
          </table:table-cell>
          <table:table-cell office:value-type="float" office:value="0.459698583948664">
            <text:p>0.4596985839</text:p>
          </table:table-cell>
          <table:table-cell office:value-type="float" office:value="2.85012832362369">
            <text:p>2.8501283236</text:p>
          </table:table-cell>
          <table:table-cell office:value-type="float" office:value="39594.3117875873">
            <text:p>39594.3117875873</text:p>
          </table:table-cell>
          <table:table-cell office:value-type="float" office:value="18.2014490611758">
            <text:p>18.201449061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3.9713636363636">
            <text:p>83.9713636364</text:p>
          </table:table-cell>
          <table:table-cell office:value-type="float" office:value="531.660068633131">
            <text:p>531.6600686331</text:p>
          </table:table-cell>
          <table:table-cell office:value-type="float" office:value="171">
            <text:p>171</text:p>
          </table:table-cell>
          <table:table-cell office:value-type="float" office:value="0.465413945982509">
            <text:p>0.465413946</text:p>
          </table:table-cell>
          <table:table-cell office:value-type="float" office:value="2.77225139216808">
            <text:p>2.7722513922</text:p>
          </table:table-cell>
          <table:table-cell office:value-type="float" office:value="38991.2556825867">
            <text:p>38991.2556825867</text:p>
          </table:table-cell>
          <table:table-cell office:value-type="float" office:value="18.1470741660456">
            <text:p>18.14707416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7.97">
            <text:p>87.97</text:p>
          </table:table-cell>
          <table:table-cell office:value-type="float" office:value="542.745293858996">
            <text:p>542.745293859</text:p>
          </table:table-cell>
          <table:table-cell office:value-type="float" office:value="182">
            <text:p>182</text:p>
          </table:table-cell>
          <table:table-cell office:value-type="float" office:value="0.466549179975775">
            <text:p>0.46654918</text:p>
          </table:table-cell>
          <table:table-cell office:value-type="float" office:value="2.75705705286105">
            <text:p>2.7570570529</text:p>
          </table:table-cell>
          <table:table-cell office:value-type="float" office:value="38872.1357131782">
            <text:p>38872.1357131782</text:p>
          </table:table-cell>
          <table:table-cell office:value-type="float" office:value="18.1357630408903">
            <text:p>18.13576304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21:32:16</dc:date>
    <dc:creator>Raymond Byczko</dc:creator>
    <meta:document-statistic meta:table-count="1" meta:cell-count="192" meta:object-count="0"/>
    <meta:generator>LibreOffice/3.5$Linux_X86_64 LibreOffice_project/350m1$Build-2</meta:generator>
  </office:meta>
</office:document-meta>
</file>